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inherit" svg:font-family="inherit"/>
    <style:font-face style:name="open sans" svg:font-family="'open sans', sans-serif"/>
    <style:font-face style:name="open sans1" svg:font-family="'open sans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fo:line-height="160%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.265cm" fo:orphans="2" fo:widows="2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.026cm" fo:margin-bottom="0.026cm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.397cm" fo:line-height="160%" fo:orphans="2" fo:widows="2" fo:text-indent="0cm" style:auto-text-indent="false" fo:padding="0cm" fo:border="none"/>
      <style:text-properties fo:font-variant="normal" fo:text-transform="none" fo:color="#444444" style:font-name="inherit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.265cm" fo:text-indent="0cm" style:auto-text-indent="false"/>
    </style:style>
    <style:style style:name="P10" style:family="paragraph" style:parent-style-name="Text_20_body">
      <style:paragraph-properties fo:margin-left="0cm" fo:margin-right="0.265cm" fo:margin-top="0cm" fo:margin-bottom="0.265cm" fo:orphans="2" fo:widows="2" fo:text-indent="0cm" style:auto-text-indent="false" fo:padding="0cm" fo:border="none"/>
    </style:style>
    <style:style style:name="P11" style:family="paragraph" style:parent-style-name="Heading_20_1">
      <style:text-properties fo:font-variant="normal" fo:text-transform="none" fo:color="#000000" style:font-name="Arial1" fo:font-size="16.5pt" fo:letter-spacing="normal" fo:font-style="normal" fo:font-weight="normal"/>
    </style:style>
    <style:style style:name="P12" style:family="paragraph" style:parent-style-name="Heading_20_1">
      <style:text-properties fo:font-variant="normal" fo:text-transform="none" fo:color="#333333" style:font-name="open sans" fo:font-size="24pt" fo:letter-spacing="normal" fo:font-style="normal" fo:font-weight="normal"/>
    </style:style>
    <style:style style:name="P13" style:family="paragraph" style:parent-style-name="Footnote">
      <style:text-properties fo:language="en" fo:country="US"/>
    </style:style>
    <style:style style:name="P14" style:family="paragraph" style:parent-style-name="Quotations">
      <style:paragraph-properties fo:margin-left="1cm" fo:margin-right="1cm" fo:margin-top="0cm" fo:margin-bottom="0cm" fo:line-height="140%" fo:text-align="center" style:justify-single-word="false" fo:orphans="2" fo:widows="2" fo:text-indent="0cm" style:auto-text-indent="false" fo:padding="0cm" fo:border="none"/>
    </style:style>
    <style:style style:name="P15" style:family="paragraph" style:parent-style-name="Quotations">
      <style:paragraph-properties fo:margin-left="1cm" fo:margin-right="1cm" fo:margin-top="0cm" fo:margin-bottom="0cm" fo:line-height="140%" fo:orphans="2" fo:widows="2" fo:text-indent="0cm" style:auto-text-indent="false" fo:padding="0cm" fo:border="none"/>
    </style:style>
    <style:style style:name="T1" style:family="text">
      <style:text-properties style:text-position="33% 80%"/>
    </style:style>
    <style:style style:name="T2" style:family="text">
      <style:text-properties fo:font-weight="bold"/>
    </style:style>
    <style:style style:name="T3" style:family="text">
      <style:text-properties fo:font-style="italic" fo:font-weight="bold"/>
    </style:style>
    <style:style style:name="T4" style:family="text">
      <style:text-properties fo:font-variant="normal" fo:text-transform="none" fo:color="#444444" style:font-name="open sans1" fo:font-size="12pt" fo:letter-spacing="normal" fo:font-style="normal" fo:font-weight="normal"/>
    </style:style>
    <style:style style:name="T5" style:family="text">
      <style:text-properties fo:font-variant="normal" fo:text-transform="none" fo:color="#444444" style:font-name="inherit" fo:font-size="12pt" fo:letter-spacing="normal" fo:font-style="normal" fo:font-weight="normal"/>
    </style:style>
    <style:style style:name="T6" style:family="text">
      <style:text-properties fo:font-variant="normal" fo:text-transform="none" fo:color="#444444" style:font-name="inherit" fo:font-size="12pt" fo:letter-spacing="normal" fo:font-style="normal" fo:font-weight="bold"/>
    </style:style>
    <style:style style:name="T7" style:family="text">
      <style:text-properties fo:font-variant="normal" fo:text-transform="none" fo:color="#444444" style:font-name="inherit" fo:font-size="12pt" fo:letter-spacing="normal" fo:font-style="italic" fo:font-weight="normal"/>
    </style:style>
    <style:style style:name="T8" style:family="text">
      <style:text-properties fo:font-variant="normal" fo:text-transform="none" fo:color="#888888" style:text-line-through-style="none" style:font-name="open sans1" fo:font-size="12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888888" style:text-line-through-style="none" style:font-name="inherit" fo:font-size="9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888888" style:text-line-through-style="none" fo:letter-spacing="normal" style:text-underline-style="none" style:text-blinking="false"/>
    </style:style>
    <style:style style:name="T11" style:family="text">
      <style:text-properties fo:font-variant="normal" fo:text-transform="none" fo:color="#888888" style:font-name="inherit" fo:font-size="9pt" fo:letter-spacing="normal" fo:font-style="normal" fo:font-weight="normal"/>
    </style:style>
    <style:style style:name="T12" style:family="text">
      <style:text-properties fo:font-variant="normal" fo:text-transform="none" fo:color="#ffffff" style:font-name="inherit" fo:font-size="12pt" fo:letter-spacing="normal" fo:font-style="normal" style:text-underline-style="solid" style:text-underline-width="auto" style:text-underline-color="font-color" fo:font-weight="bold"/>
    </style:style>
    <style:style style:name="T13" style:family="text">
      <style:text-properties fo:font-variant="normal" fo:text-transform="none" fo:color="#ffffff" style:font-name="inherit" fo:font-size="12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fo:color="#289dcc" style:text-line-through-style="none" style:font-name="inherit" fo:font-size="12pt" fo:letter-spacing="normal" fo:font-style="normal" style:text-underline-style="none" fo:font-weight="bold" style:text-blink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794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94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М-теория – модель Вселенной</text:h>
      <text:p text:style-name="P4"><text:span text:style-name="T9"/></text:p>
      <text:p text:style-name="P14"><text:span text:style-name="Strong_20_Emphasis"><text:span text:style-name="T6">«М-теория является единственным «кандидатом» на законченную теорию Вселенной. М-теория будет моделью Вселенной, которая создает сама себя…»</text:span></text:span></text:p>
      <text:p text:style-name="P14"><text:span text:style-name="Strong_20_Emphasis"><text:span text:style-name="T6">(</text:span></text:span><text:a xlink:type="simple" xlink:href="https://ru.wikipedia.org/wiki/Стивен_Хокинг" office:target-frame-name="_blank" xlink:show="new" text:style-name="Internet_20_link" text:visited-style-name="Visited_20_Internet_20_Link"><text:span text:style-name="Strong_20_Emphasis"><text:span text:style-name="T12">Стивен Хокинг</text:span></text:span></text:a><text:span text:style-name="Strong_20_Emphasis"><text:span text:style-name="T4"> </text:span></text:span><text:span text:style-name="Strong_20_Emphasis"><text:span text:style-name="T6">«Великий замысел»)</text:span></text:span></text:p>
      <text:p text:style-name="P5"><draw:frame draw:style-name="fr2" draw:name="Графический объект1" text:anchor-type="paragraph" svg:width="10.583cm" svg:height="5.636cm" draw:z-index="3"><draw:image xlink:href="https://zhitanska.com/wp-content/uploads/2017/09/M-teoriya-5-300x160.jpg" xlink:type="simple" xlink:show="embed" xlink:actuate="onLoad"/></draw:frame><text:span text:style-name="T5">Уже больше ста поколений людей складывает мозаику окружающего мира. Головоломка «есть ли законы у природы» не давала покоя людям со времён </text:span><text:a xlink:type="simple" xlink:href="https://ru.wikipedia.org/wiki/Евклид" office:target-frame-name="_blank" xlink:show="new" text:style-name="Internet_20_link" text:visited-style-name="Visited_20_Internet_20_Link"><text:span text:style-name="Strong_20_Emphasis"><text:span text:style-name="T14">Евклида</text:span></text:span></text:a><text:span text:style-name="T5">.</text:span></text:p>
      <text:p text:style-name="P5"><text:a xlink:type="simple" xlink:href="https://ru.wikipedia.org/wiki/Теория_суперструн" office:target-frame-name="_blank" xlink:show="new" text:style-name="Internet_20_link" text:visited-style-name="Visited_20_Internet_20_Link"><text:span text:style-name="Strong_20_Emphasis"><text:span text:style-name="T14">Теория суперструн</text:span></text:span></text:a><text:span text:style-name="T5"> и </text:span><text:a xlink:type="simple" xlink:href="https://ru.wikipedia.org/wiki/М-теория" office:target-frame-name="_blank" xlink:show="new" text:style-name="Internet_20_link" text:visited-style-name="Visited_20_Internet_20_Link"><text:span text:style-name="Strong_20_Emphasis"><text:span text:style-name="T14">М-теория</text:span></text:span></text:a><text:span text:style-name="T5"> стали первым крупным достижением после теории </text:span><text:a xlink:type="simple" xlink:href="https://ru.wikipedia.org/wiki/Эйнштейн" office:target-frame-name="_blank" xlink:show="new" text:style-name="Internet_20_link" text:visited-style-name="Visited_20_Internet_20_Link"><text:span text:style-name="Strong_20_Emphasis"><text:span text:style-name="T14">Эйнштейна</text:span></text:span></text:a><text:span text:style-name="T5">. В этих теориях содержатся дальнейшие доказательства того, что </text:span><text:span text:style-name="Strong_20_Emphasis"><text:span text:style-name="T6">наша Вселенная — лишь одна из многих</text:span></text:span><text:span text:style-name="T5">. В настоящее время только М-теория способна объединить теорию относительности и квантовую механику в связное целое, только М-теория способна создать «</text:span><text:span text:style-name="Strong_20_Emphasis"><text:span text:style-name="T6">теорию всего</text:span></text:span><text:span text:style-name="T5">».</text:span></text:p>
      <text:p text:style-name="P5"><text:span text:style-name="T5">На сегодняшний день главной и единственной теорией, которая может объяснить все многообразие сил, организующих Вселенную, является </text:span><text:span text:style-name="Strong_20_Emphasis"><text:span text:style-name="T6">струнная теория</text:span></text:span><text:span text:style-name="T5">, особенно ее последнее воплощение — </text:span><text:span text:style-name="Strong_20_Emphasis"><text:span text:style-name="T6">М-теория</text:span></text:span><text:span text:style-name="T5">. По существу, струнная теория и М-теория идентичны. М-теория представляет собой более загадочную и значительно более сложную структуру, объединяющую различные «струнные теории». («М» — «мистическая», «магическая», «материнская», «матричная», «мембранная».)</text:span></text:p>
      <text:p text:style-name="P5"><text:span text:style-name="T5">В основе струнной теории и М-теории лежит идея о том, что разнообразие субатомных частиц, составляющих Вселенную, подобно нотам, по которым можно сыграть мелодию на скрипичной струне, или на </text:span><text:span text:style-name="Strong_20_Emphasis"><text:span text:style-name="T6">мембране</text:span></text:span><text:span text:style-name="T5">, натянутой, как кожа барабана. Это не совсем обычные струны и мембраны, они существуют в </text:span><text:span text:style-name="Strong_20_Emphasis"><text:span text:style-name="T6">десяти- и одиннадцатимерном гиперпространстве</text:span></text:span><text:span text:style-name="T5">. Если </text:span><text:soft-page-break/><text:span text:style-name="T5">бы был супермикроскоп, который позволял бы заглянуть вглубь электрона, мы бы увидели, что это никакая не точечная частица, а крошечная </text:span><text:span text:style-name="Strong_20_Emphasis"><text:span text:style-name="T6">вибрирующая струна</text:span></text:span><text:span text:style-name="T5">. Эта струна вибрирует с различной частотой и различным резонансом.</text:span></text:p>
      <text:p text:style-name="P5"><draw:frame draw:style-name="fr3" draw:name="Графический объект2" text:anchor-type="paragraph" svg:width="7.938cm" svg:height="5.953cm" draw:z-index="4"><draw:image xlink:href="https://zhitanska.com/wp-content/uploads/2017/09/M-teoriya-1-300x225.jpg" xlink:type="simple" xlink:show="embed" xlink:actuate="onLoad"/></draw:frame><text:span text:style-name="T5">Согласно М-теории, струны являются не фундаментальными частицами, а примерами более общих объектов — бран (сокращение от мембран). Как пишет </text:span><text:a xlink:type="simple" xlink:href="https://ru.wikipedia.org/wiki/Млодинов,_Леонард" office:target-frame-name="_blank" xlink:show="new" text:style-name="Internet_20_link" text:visited-style-name="Visited_20_Internet_20_Link"><text:span text:style-name="Strong_20_Emphasis"><text:span text:style-name="T14">Леонард Млодинов</text:span></text:span></text:a><text:span text:style-name="T5"> («Евклидово окно»), «У </text:span><text:span text:style-name="Strong_20_Emphasis"><text:span text:style-name="T6">М-теории</text:span></text:span><text:span text:style-name="T5"> есть, оказывается, такое свойство: то, что мы воспринимаем как местоположение и время, т. е. как координаты струны или браны, есть на самом деле </text:span><text:span text:style-name="Strong_20_Emphasis"><text:span text:style-name="T6">математические наборы —</text:span></text:span><text:span text:style-name="T5"> </text:span><text:span text:style-name="Strong_20_Emphasis"><text:span text:style-name="T6">матрицы</text:span></text:span><text:span text:style-name="T5">. Лишь в приблизительном смысле — когда струны далеко разнесены в пространстве — эти матрицы смахивают на координаты, поскольку все диагональные элементы набора становятся одинаковыми, а внедиагональные устремляются к нулю. Со времен Евклида это — самое глубинное изменение в понимании пространства».</text:span></text:p>
      <text:p text:style-name="P5"><text:span text:style-name="T5">Когда-то идея </text:span><text:span text:style-name="Strong_20_Emphasis"><text:span text:style-name="T6">параллельных вселенных</text:span></text:span><text:span text:style-name="T5"> рассматривалась учеными с большой долей подозрения и считалась областью деятельности мистиков и шарлатанов. Но в последнее время произошел серьезный прорыв в исследованиях, и теперь лучшие умы планеты интенсивно работают именно в этом направлении. Причиной столь внезапного поворота стало появление новой </text:span><text:a xlink:type="simple" xlink:href="https://zhitanska.com/content/teoriya-strun" text:style-name="Internet_20_link" text:visited-style-name="Visited_20_Internet_20_Link"><text:span text:style-name="Strong_20_Emphasis"><text:span text:style-name="T14">струнной теории</text:span></text:span></text:a><text:span text:style-name="T5"> и ее последней версии, </text:span><text:span text:style-name="Strong_20_Emphasis"><text:span text:style-name="T6">М-теории</text:span></text:span><text:span text:style-name="Emphasis"><text:span text:style-name="T7">, </text:span></text:span><text:span text:style-name="T5">которая обещает раскрыть природу </text:span><text:a xlink:type="simple" xlink:href="https://zhitanska.com/content/multivselennaya-realna" text:style-name="Internet_20_link" text:visited-style-name="Visited_20_Internet_20_Link"><text:span text:style-name="Strong_20_Emphasis"><text:span text:style-name="T14">Мультивселенной</text:span></text:span></text:a><text:span text:style-name="T5">. Если теория окажется верной, то это будет главным достижением науки за последние 2000 лет, с тех самых пор, как древние греки начали поиски единой и целостной теории Вселенной.</text:span></text:p>
      <text:p text:style-name="P15"><text:span text:style-name="T4">Как пишет </text:span><text:a xlink:type="simple" xlink:href="https://ru.wikipedia.org/wiki/Мичио_Каку" office:target-frame-name="_blank" xlink:show="new" text:style-name="Internet_20_link" text:visited-style-name="Visited_20_Internet_20_Link"><text:span text:style-name="Strong_20_Emphasis"><text:span text:style-name="T12">Мичио Каку</text:span></text:span></text:a><text:a xlink:type="simple" xlink:href="https://ru.wikipedia.org/wiki/Мичио_Каку" office:target-frame-name="_blank" xlink:show="new" text:style-name="Internet_20_link" text:visited-style-name="Visited_20_Internet_20_Link"><text:span text:style-name="T13"> </text:span></text:a><text:span text:style-name="T4">(«Параллельные миры»): «Только в десяти- и одиннадцатимерном гиперпространстве у нас «достаточно места», чтобы объединить все природные взаимодействия в единую изящную теорию. Такая удивительная теория сможет ответить на извечные вопросы: «Что произошло еще </text:span><text:soft-page-break/><text:span text:style-name="T4">до начала? Можно ли обратить время вспять? Могут ли порталы в другие измерения перенести нас через Вселенную?»</text:span></text:p>
      <text:p text:style-name="P5"><text:span text:style-name="T5">В течение последних пятидесяти лет все попытки создания единого описания Вселенной заканчивались провалом, поскольку общая теория относительности и квантовая теория диаметрально противоположны друг другу практически во всех отношениях. </text:span><text:span text:style-name="Strong_20_Emphasis"><text:span text:style-name="T6">Общая теория относительности</text:span></text:span><text:span text:style-name="T5"> — это теория очень большого: черных дыр, Больших взрывов, квазаров и расширяющейся Вселенной. </text:span><text:span text:style-name="Strong_20_Emphasis"><text:span text:style-name="T6">Квантовая теория</text:span></text:span><text:span text:style-name="T5"> в точности противоположна — она описывает мир всего крошечного: атомов, протонов с нейтронами и кварков. В основе ее лежит теория отдельных пучков энергии, называемых квантами. В отличие от теории относительности, квантовая теория утверждает, что вычислить можно только вероятность событий, так что мы никогда точно не узнаем, где находится электрон. В этих двух теориях все различно — математические подходы, физические принципы и области применения.</text:span></text:p>
      <text:p text:style-name="P5"><draw:frame draw:style-name="fr2" draw:name="Графический объект3" text:anchor-type="paragraph" svg:width="10.583cm" svg:height="5.953cm" draw:z-index="5"><draw:image xlink:href="https://zhitanska.com/wp-content/uploads/2017/09/M-teoriya-3-300x169.jpg" xlink:type="simple" xlink:show="embed" xlink:actuate="onLoad"/></draw:frame><text:span text:style-name="T5">Струнная теория и М-теория представляют радикально новый подход к общей теории относительности. В то время как </text:span><text:span text:style-name="Strong_20_Emphasis"><text:span text:style-name="T6">Эйнштейн </text:span></text:span><text:span text:style-name="T5">создавал свою общую теорию относительности исходя из концепции искривленного пространства-времени, струнная теория и М-теория основаны на концепции протяженного объекта, такого, как струна или мембрана, движущегося в суперсимметричном пространстве. В конечном итоге может оказаться возможным связать эти две картины между собой, но ясное понимание в этом вопросе еще учеными не достигнуто.</text:span></text:p>
      <text:p text:style-name="P5"><text:span text:style-name="Strong_20_Emphasis"><text:span text:style-name="T6">М-теория</text:span></text:span><text:span text:style-name="T5"> — самая общая симметричная теория </text:span><text:span text:style-name="Strong_20_Emphasis"><text:span text:style-name="T6">гравитации</text:span></text:span><text:span text:style-name="T5">. М-теория является единственным кандидатом на законченную теорию Вселенной. Если это окончательно — и это еще надо ученым доказать — то М-теория будет моделью Вселенной, которая создает сама себя. «Согласно М-теории, </text:span><text:soft-page-break/><text:span text:style-name="T5">наша Вселенная не является единственной в своём роде. Напротив, М-теория предсказывает существование огромного множества вселенных, созданных буквально из ничего. Их создание не требовало вмешательства какого-либо сверхъестественного существа или Бога. Скорее, эти множественные вселенные возникли естественным образом, как следствие физических законов. Они являются научным предположением. Каждая Вселенная имеет множество предысторий и множество возможных будущих состояний, то есть времена подобные настоящему, спустя долгий срок после их возникновения. Большинство из этих состояний будут значительно отличаться от условий той Вселенной, которую мы можем наблюдать». (</text:span><text:span text:style-name="Strong_20_Emphasis"><text:span text:style-name="T6">Стивен Хокинг и Леонард Млодинов </text:span></text:span><text:span text:style-name="T5">«Великий замысел»)</text:span></text:p>
      <text:p text:style-name="P5"><text:span text:style-name="T5">Абстрактные логические выводы привели ученых к уникальной теории, которая предсказывает и описывает громадную Вселенную. </text:span><text:span text:style-name="Strong_20_Emphasis"><text:span text:style-name="T6">М-теория</text:span></text:span><text:span text:style-name="T5"> является объединенной теорией, которую пытался создать Эйнштейн. Если М-теория подтвердится наблюдениями, это будет выдающимся открытием, к которому люди шли тысячелетиями. Надежда на экспериментальное свидетельство М-теории жива по двум причинам. Первая — возможное открытие в ближайшем десятилетии суперсимметричных частиц. Это может произойти в </text:span><text:span text:style-name="Strong_20_Emphasis"><text:span text:style-name="T6">Большом адронном коллайдере</text:span></text:span><text:span text:style-name="T5">. Вторая проверка на реальность — поиск отклонений от </text:span><text:span text:style-name="Strong_20_Emphasis"><text:span text:style-name="T6">закона тяготения</text:span></text:span><text:span text:style-name="T5">. В настоящее время проводится ряд экспериментов, проверяющих с высокой точностью закон всемирного тяготения на расстояниях в сотые доли миллиметра. Обнаружение отклонения от этого закона было бы ключевым аргументом в пользу суперсимметричных теорий.</text:span></text:p>
      <text:p text:style-name="P5"><draw:frame draw:style-name="fr3" draw:name="Графический объект4" text:anchor-type="paragraph" svg:width="10.583cm" svg:height="6.747cm" draw:z-index="6"><draw:image xlink:href="https://zhitanska.com/wp-content/uploads/2017/09/M-teoriya-4-300x191.jpg" xlink:type="simple" xlink:show="embed" xlink:actuate="onLoad"/></draw:frame><text:span text:style-name="T5">Если М-теория окажется верной, если она и в самом деле окажется </text:span><text:span text:style-name="Strong_20_Emphasis"><text:span text:style-name="T6">теорией всего</text:span></text:span><text:span text:style-name="T5">, то станет ли это концом той физики, которая нам известна? Если М-</text:span><text:soft-page-break/><text:span text:style-name="T5">теория (или любая другая теория, которая, в конечном счете, приведет нас к </text:span><text:span text:style-name="Strong_20_Emphasis"><text:span text:style-name="T6">квантовой теории гравитации</text:span></text:span><text:span text:style-name="T5">) окажется верной, то она сделает возможным последнее путешествие для всей разумной жизни во Вселенной, побег из нашей умирающей Вселенной в новый дом через триллионы лет.</text:span></text:p>
      <text:p text:style-name="P8">Гипотетически можно представить, что в отдаленном будущем, триллионы лет спустя, высокоразвитая цивилизация могла бы использовать законы физики, чтобы покинуть нашу Вселенную и начать процесс возрождения в другой, более гостеприимной вселенной или вернуться назад — в то время, когда Вселенная была теплее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note text:id="ftn0" text:note-class="footnote"><text:note-citation>1</text:note-citation><text:note-body><text:p text:style-name="P13">Not Futer maybee LidsRadar some</text:p></text:note-body></text:note></text:p>
      <text:p text:style-name="P8"/>
      <text:p text:style-name="P8"/>
      <text:p text:style-name="P8"/>
      <text:p text:style-name="P8"/>
      <text:h text:style-name="P11" text:outline-level="1"><text:bookmark text:name="6"/><text:soft-page-break/>Мембранная теория</text:h>
      <text:p text:style-name="P2">Согласно этой теории, в основе возникновения электрических явлений в сердце лежит перемещение К<text:span text:style-name="T1">+</text:span>, Na<text:span text:style-name="T1">+</text:span>, Ca<text:span text:style-name="T1">2+</text:span>, C1<text:span text:style-name="T1">– </text:span>и других ионов через мембрану мышечной клетки. В электрохимическом отно­шении клеточная мембрана представляет собой оболочку с неодина­ковой проницаемостью для различных ионов. Она как бы разделяет два раствора электролитов, существенно отличающихся по своему составу. Внутри клетки, находящейся в невозбужденном состоянии, концентрация К<text:span text:style-name="T1">+</text:span> в 30 раз выше, чем во внеклеточной жидкости (рис. 1, а). Напротив, во внеклеточной среде по сравнению с внутрикле­точной примерно в 20 раз выше концентрация Na<text:span text:style-name="T1">+</text:span>, в 13 раз выше — C1<text:span text:style-name="T1">–</text:span> и в 25 раз выше концентрация Ca<text:span text:style-name="T1">2–</text:span>.</text:p>
      <text:p text:style-name="P3"><draw:frame draw:style-name="fr1" draw:name="Image1" text:anchor-type="as-char" svg:width="12.594cm" svg:height="9.869cm" draw:z-index="0"><draw:image xlink:href="https://studfile.net/html/2706/647/html_nTXXfSEbIu.APq4/img-XESywc.png" xlink:type="simple" xlink:show="embed" xlink:actuate="onLoad"/></draw:frame></text:p>
      <text:p text:style-name="P2">Рис. 1. <text:span text:style-name="T2">Поляризация клеточной мембраны невозбужденной клетки:</text:span></text:p>
      <text:p text:style-name="P2">а) соотношение концентраций ионов Na<text:span text:style-name="T1">+</text:span>, K<text:span text:style-name="T1">+</text:span>, Ca<text:span text:style-name="T1">2+</text:span> внутри клетки и во внеклеточной жидкости;</text:p>
      <text:p text:style-name="P2">б) перемещение ионов К<text:span text:style-name="T1">+</text:span>, C1<text:span text:style-name="T1">–</text:span> вследствие концентрацион­ного градиента;</text:p>
      <text:p text:style-name="P2">в) регистрация трансмембранного потенциала покоя.</text:p>
      <text:p text:style-name="P2">В невозбужденной клетке мембрана более проницаема для К<text:span text:style-name="T1">+</text:span> и C1<text:span text:style-name="T1">–</text:span>. Поэтому ионы К<text:span text:style-name="T1">+</text:span> в силу концентрационного градиента стремят­ся выйти из клетки, перенося свой положительный заряд во внекле­точную среду. Ионы C1<text:span text:style-name="T1">–</text:span>, наоборот, входят внутрь клетки, увеличивая тем самым отрицательный заряд внутриклеточной жидкости (рис. 1, б). Это перемещение ионов и приводит к поляризации клеточной мембра­ны невозбужденной клетки: наружная ее поверхность становится положительно, а внутренняя — отрицательно заряженной. Если теперь с помощью микроэлектродов измерить разность потенциалов между наружной и внутренней поверхностью мембраны (рис. 1, в), то будет зарегистрирован так называемый трансмембранный потенциал покоя (ТМПП), имеющий отрицательную величину и составляющий –90 mV.</text:p>
      <text:p text:style-name="P2"><text:soft-page-break/>При возбуждении клетки под влиянием различных раздражи­телей резко изменяется проницаемость ее стенки по отношению к ионам различных типов. Это приводит к изменению ионных потоков через клеточную мембрану и, следовательно, к изменению величины самого ТМПП. Кривая изменения трансмембранного потенциала во время возбуждения получила название трансмембранного потенциала действия (ТМПД). Различают несколько фаз ТМПД миокардиальной клетки (рис. 2).</text:p>
      <text:p text:style-name="P3"><draw:frame draw:style-name="fr1" draw:name="Image2" text:anchor-type="as-char" svg:width="12.197cm" svg:height="8.123cm" draw:z-index="1"><draw:image xlink:href="https://studfile.net/html/2706/647/html_nTXXfSEbIu.APq4/img-uL5ugA.png" xlink:type="simple" xlink:show="embed" xlink:actuate="onLoad"/></draw:frame></text:p>
      <text:p text:style-name="P2">Рис. 2. <text:span text:style-name="T2">Трансмембранный потенциал действия. </text:span>АРП и ОРП — абсолютный и относительный рефракторные периоды.</text:p>
      <text:p text:style-name="P2"><text:span text:style-name="T3">Фаза 0</text:span> — фаза деполяризации (возбуждения). Ее продолжитель­ность не более 10 мс. Под влиянием возбуждения резко увеличивается проницаемость мембраны для ионов Na<text:span text:style-name="T1">+</text:span> внутрь клетки. При этом естественно меняется заряд мембраны. Величина трансмембранного потенциала действия становится +20 mV. Наступает следующая фаза 1.</text:p>
      <text:p text:style-name="P2"><text:span text:style-name="T3">Фаза 1</text:span> — фаза начальной быстрой реполяризации, когда умень­шается проницаемость для ионов Na<text:span text:style-name="T1">+</text:span> и увеличивается для C1<text:span text:style-name="T1">–</text:span>. В результате снижается положительный заряд внутри клетки и ТМПД падает до 0 или ниже. Эта фаза также очень кратковременная.</text:p>
      <text:p text:style-name="P2"><text:span text:style-name="T3">Фаза 2 — </text:span>фаза реполяризации. В течение этой фазы величина ТМПД поддерживается на одном уровне, что приводит к форми­рованию на кривой (рис. 2) своеобразного плато. Величина ТМПД постоянна за счет медленного вхождения ионов Са<text:span text:style-name="T1">2+</text:span> и Na<text:span text:style-name="T1">+</text:span> внутрь клетки и тока К<text:span text:style-name="T1">+</text:span> из клетки. Продолжительность этой фазы велика и составляет около 200 мс. В течение этой фазы мышечная клетка остается в возбужденном состоянии.</text:p>
      <text:p text:style-name="P2"><text:span text:style-name="T3">Фаза 3</text:span> — фаза конечной быстрой реполяризации, когда наступает резкое уменьшение проницаемости клеточной мембраны для Na<text:span text:style-name="T1">+</text:span> и Са<text:span text:style-name="T1">2+</text:span> и значительно возрастает проницаемость ее для К<text:span text:style-name="T1">+</text:span>. Поэтому вновь начинает преобладать перемещение ионов К<text:span text:style-name="T1">+</text:span> во внеклеточное пространство. Наружная поверхность мембраны оказывается заряжен­ной положительно, а внутренняя — отрицательно. ТМПД достигает величины ТМПП.</text:p>
      <text:p text:style-name="P2"><text:soft-page-break/><text:span text:style-name="T3">Фаза 4</text:span> — фаза поляризации (покоя) — происходит восстановление исходной концентрации К<text:span text:style-name="T1">+</text:span>, Na<text:span text:style-name="T1">+</text:span>, Са<text:span text:style-name="T1">2+</text:span> и С1<text:span text:style-name="T1">–</text:span> — соответственно внутри и вне клетки. Это происходит благодаря действию «Na<text:span text:style-name="T1">+</text:span> — К<text:span text:style-name="T1">+</text:span>-насоса». При этом ТМПД остается на уровне примерно –90 mV.</text:p>
      <text:p text:style-name="P2">Клетки проводящей системы сердца и в том числе клетки синусового узла обладают способностью к спонтанному медленному уве­личению ТМПП — уменьшению отрицательного заряда внутренней поверхности мембраны во время 4-й фазы с –90 mV до –60 mV за счет медленного тока ионов Na<text:span text:style-name="T1">+</text:span>. Этот процесс получил название спонтан­ной диастолической деполяризации.</text:p>
      <text:p text:style-name="P2">На рис. 3 представлена кривая спонтанной диастолической депо­ляризации клеток водителей ритма (Р-клетки, пейсмекерные).</text:p>
      <text:p text:style-name="P3"><draw:frame draw:style-name="fr1" draw:name="Image3" text:anchor-type="as-char" svg:width="11.351cm" svg:height="4.736cm" draw:z-index="2"><draw:image xlink:href="https://studfile.net/html/2706/647/html_nTXXfSEbIu.APq4/img-Iwu6W2.png" xlink:type="simple" xlink:show="embed" xlink:actuate="onLoad"/></draw:frame></text:p>
      <text:p text:style-name="P2">Рис. 3. <text:span text:style-name="T2">ТМПД пейсмекерных клеток. </text:span>Цифрами представлены фазы ТМПД.</text:p>
      <text:p text:style-name="P2">Благодаря этой способности в сердце «самопроизвольно» зарож­дается электрический импульс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inherit" svg:font-family="inherit"/>
    <style:font-face style:name="open sans" svg:font-family="'open sans', sans-serif"/>
    <style:font-face style:name="open sans1" svg:font-family="'open sans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Сергей Молочников</meta:initial-creator>
    <meta:creation-date>2022-11-04T13:03:56.36</meta:creation-date>
    <meta:document-statistic meta:table-count="0" meta:image-count="7" meta:object-count="0" meta:page-count="8" meta:paragraph-count="39" meta:word-count="1569" meta:character-count="11767"/>
    <dc:date>2022-11-04T13:07:18.88</dc:date>
    <dc:creator>Сергей Молочников</dc:creator>
    <meta:editing-duration>PT3M26S</meta:editing-duration>
    <meta:editing-cycles>1</meta:editing-cycles>
    <meta:generator>OpenOffice/4.1.8$Win32 OpenOffice.org_project/418m3$Build-9803</meta:generator>
  </office:meta>
</office:document-meta>
</file>